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7cm" fo:min-width="4.263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24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94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62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5.14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8.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37cm" fo:min-width="2.67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2.04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6.48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3.72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37cm" fo:min-width="1.672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7cm" fo:min-width="2.065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ff8000" draw:textarea-horizontal-align="justify" draw:textarea-vertical-align="middle" draw:auto-grow-height="false" fo:min-height="0.809cm" fo:min-width="5.533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solid" draw:fill-color="#ff8000" draw:textarea-vertical-align="middle" loext:decorative="false"/>
    </style:style>
    <style:style style:name="gr2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background-color="#ff8000"/>
    </style:style>
    <style:style style:name="P13" style:family="paragraph">
      <loext:graphic-properties draw:fill="solid" draw:fill-color="#ff8000"/>
      <style:paragraph-properties fo:text-align="center" style:writing-mode="lr-tb"/>
      <style:text-properties fo:background-color="#ff8000"/>
    </style:style>
    <style:style style:name="P14" style:family="paragraph">
      <loext:graphic-properties draw:fill="solid" draw:fill-color="#ff8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3cm" svg:height="2.857cm" svg:x="3.222cm" svg:y="4.81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63cm" svg:height="2.857cm" svg:x="13.064cm" svg:y="4.81cm">
          <text:p text:style-name="P1">Server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43cm" svg:height="0.962cm" svg:x="4.785cm" svg:y="1.635cm">
          <draw:text-box>
            <text:p text:style-name="P1"><text:span text:style-name="T1">PQCH</text:span><text:span text:style-name="T1">AT </text:span><text:span text:style-name="T1">CLIEN</text:span><text:span text:style-name="T1">T – </text:span><text:span text:style-name="T1">SERV</text:span><text:span text:style-name="T1">ER</text:span></text:p>
          </draw:text-box>
        </draw:frame>
        <draw:connector draw:style-name="gr3" draw:text-style-name="P4" draw:layer="layout" draw:type="line" svg:x1="7.985cm" svg:y1="6.238cm" svg:x2="13.064cm" svg:y2="6.238cm" draw:start-shape="id1" draw:start-glue-point="1" draw:end-shape="id2" draw:end-glue-point="3" svg:d="M7985 6238h5079" svg:viewBox="0 0 5080 1">
          <text:p/>
        </draw:connector>
        <draw:frame draw:style-name="gr2" draw:text-style-name="P5" draw:layer="layout" svg:width="2.222cm" svg:height="0.962cm" svg:x="9.572cm" svg:y="5.127cm">
          <draw:text-box>
            <text:p>tcp/ip</text:p>
          </draw:text-box>
        </draw:frame>
        <draw:frame draw:style-name="gr4" draw:text-style-name="P5" draw:layer="layout" svg:width="5.397cm" svg:height="4.445cm" svg:x="3.222cm" svg:y="8.62cm">
          <draw:text-box>
            <text:p>- JavaFx</text:p>
            <text:p>- Websocket</text:p>
            <text:p>- Socket TCP/IP.</text:p>
            <text:p>- JSON transfer</text:p>
            <text:p/>
          </draw:text-box>
        </draw:frame>
        <draw:frame draw:style-name="gr5" draw:text-style-name="P5" draw:layer="layout" svg:width="4.762cm" svg:height="3.492cm" svg:x="13.065cm" svg:y="8.62cm">
          <draw:text-box>
            <text:p>- Spring Boot</text:p>
            <text:p>- Websocket</text:p>
            <text:p/>
            <text:p/>
          </draw:text-box>
        </draw:frame>
        <draw:custom-shape draw:style-name="gr6" draw:text-style-name="P2" xml:id="id3" draw:id="id3" draw:layer="layout" svg:width="4.445cm" svg:height="2.54cm" svg:x="3.222cm" svg:y="17.83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127cm" svg:height="2.54cm" svg:x="13.7cm" svg:y="17.832cm"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7.667cm" svg:y1="19.102cm" svg:x2="13.7cm" svg:y2="19.102cm" draw:start-shape="id3" draw:start-glue-point="1" draw:end-shape="id4" draw:end-glue-point="3" svg:d="M7667 19102h6033" svg:viewBox="0 0 6034 1">
          <text:p/>
        </draw:connector>
        <draw:frame draw:style-name="gr2" draw:text-style-name="P5" draw:layer="layout" svg:width="2.222cm" svg:height="0.962cm" svg:x="9.572cm" svg:y="19.088cm">
          <draw:text-box>
            <text:p>tcp/ip</text:p>
          </draw:text-box>
        </draw:frame>
        <draw:frame draw:style-name="gr2" draw:text-style-name="P3" draw:layer="layout" svg:width="11.43cm" svg:height="0.962cm" svg:x="4.81cm" svg:y="15.278cm">
          <draw:text-box>
            <text:p text:style-name="P1"><text:span text:style-name="T1">DATA </text:span><text:span text:style-name="T1">ENCO</text:span><text:span text:style-name="T1">DING</text:span></text:p>
          </draw:text-box>
        </draw:frame>
        <draw:frame draw:style-name="gr8" draw:text-style-name="P7" draw:layer="layout" svg:width="15.24cm" svg:height="5.398cm" svg:x="2.905cm" svg:y="22.272cm">
          <draw:text-box>
            <text:p text:style-name="P6">Sử dụng JSONObject để encode message trước khi gửi lên Server. Ngược lại Server cũng có một lớp <text:s/>decode message nhận được từ Client để đọc và phân tích.</text:p>
          </draw:text-box>
        </draw:frame>
        <draw:frame draw:style-name="gr2" draw:text-style-name="P5" draw:layer="layout" svg:width="5.08cm" svg:height="0.962cm" svg:x="8.302cm" svg:y="18.135cm">
          <draw:text-box>
            <text:p>encode/decode</text:p>
          </draw:text-box>
        </draw:frame>
        <draw:frame draw:style-name="gr9" draw:text-style-name="P5" draw:layer="layout" svg:width="5.715cm" svg:height="0.962cm" svg:x="7.667cm" svg:y="13.055cm">
          <draw:text-box>
            <text:p>Strings/Bytes</text:p>
          </draw:text-box>
        </draw:frame>
      </draw:page>
      <draw:page draw:name="page2" draw:style-name="dp1" draw:master-page-name="Default">
        <draw:frame draw:style-name="gr10" draw:text-style-name="P9" draw:layer="layout" svg:width="16.828cm" svg:height="19.05cm" svg:x="1.635cm" svg:y="3.857cm">
          <draw:text-box>
            <text:p text:style-name="P8"><text:span text:style-name="T1">Remake:</text:span></text:p>
            <text:p text:style-name="P8"><text:span text:style-name="T1"><text:tab/></text:span><text:span text:style-name="T2">- </text:span><text:span text:style-name="T2">Message </text:span><text:span text:style-name="T2">transfer: =&gt; </text:span><text:span text:style-name="T2">JSON </text:span><text:span text:style-name="T2">Object.</text:span></text:p>
            <text:p text:style-name="P8"><text:span text:style-name="T2"><text:tab/></text:span><text:span text:style-name="T2">- </text:span></text:p>
          </draw:text-box>
        </draw:frame>
        <draw:frame draw:style-name="gr11" draw:text-style-name="P3" draw:layer="layout" svg:width="16.51cm" svg:height="0.962cm" svg:x="2.245cm" svg:y="1.625cm">
          <draw:text-box>
            <text:p text:style-name="P10"><text:span text:style-name="T1">PQCHAT VERSION 2</text:span></text:p>
          </draw:text-box>
        </draw:frame>
        <draw:custom-shape draw:style-name="gr12" draw:text-style-name="P1" draw:layer="layout" svg:width="3.175cm" svg:height="1.587cm" svg:x="8.62cm" svg:y="8.30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4cm" svg:height="1.905cm" svg:x="3.222cm" svg:y="11.47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4cm" svg:height="1.905cm" svg:x="14.97cm" svg:y="11.795cm">
          <text:p text:style-name="P1">Clien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" draw:text-style-name="P3" draw:layer="layout" svg:width="11.112cm" svg:height="0.962cm" svg:x="4.81cm" svg:y="1.943cm">
          <draw:text-box>
            <text:p text:style-name="P1"><text:span text:style-name="T1">SOCK</text:span><text:span text:style-name="T1">ET &amp; </text:span><text:span text:style-name="T1">WEBS</text:span><text:span text:style-name="T1">OCKE</text:span><text:span text:style-name="T1">T</text:span></text:p>
          </draw:text-box>
        </draw:frame>
        <draw:custom-shape draw:style-name="gr14" draw:text-style-name="P11" draw:layer="layout" svg:width="6.985cm" svg:height="1.27cm" svg:x="2.27cm" svg:y="3.54cm">
          <text:p text:style-name="P10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985cm" svg:height="1.27cm" svg:x="11.477cm" svg:y="3.54cm">
          <text:p text:style-name="P10"><text:span text:style-name="T1">WEBSOCKET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6.985cm" svg:height="13.97cm" svg:x="2.27cm" svg:y="5.762cm">
          <draw:text-box>
            <text:p>Socket là</text:p>
          </draw:text-box>
        </draw:frame>
        <draw:frame draw:style-name="gr15" draw:text-style-name="P5" draw:layer="layout" svg:width="6.985cm" svg:height="13.97cm" svg:x="11.477cm" svg:y="5.762cm">
          <draw:text-box>
            <text:p><text:s/>Websocket là </text:p>
          </draw:text-box>
        </draw:frame>
      </draw:page>
      <draw:page draw:name="page4" draw:style-name="dp1" draw:master-page-name="Default">
        <draw:custom-shape draw:style-name="gr16" draw:text-style-name="P2" xml:id="id5" draw:id="id5" draw:layer="layout" svg:width="2.172cm" svg:height="1.587cm" svg:x="8.969cm" svg:y="6.39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7" draw:text-style-name="P2" xml:id="id6" draw:id="id6" draw:layer="layout" svg:width="2.565cm" svg:height="1.587cm" svg:x="8.773cm" svg:y="2.587cm"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055cm" svg:y1="6.397cm" svg:x2="10.055cm" svg:y2="4.174cm" draw:start-shape="id5" draw:start-glue-point="0" draw:end-shape="id6" draw:end-glue-point="2" svg:d="M10055 6397v-2223" svg:viewBox="0 0 1 2224">
          <text:p/>
        </draw:connector>
        <draw:custom-shape draw:style-name="gr18" draw:text-style-name="P2" xml:id="id7" draw:id="id7" draw:layer="layout" svg:width="2.54cm" svg:height="1.27cm" svg:x="8.785cm" svg:y="10.207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055cm" svg:y1="10.207cm" svg:x2="10.055cm" svg:y2="7.984cm" draw:start-shape="id7" draw:start-glue-point="0" draw:end-shape="id5" draw:end-glue-point="2" svg:d="M10055 10207v-2223" svg:viewBox="0 0 1 2224">
          <text:p/>
        </draw:connector>
        <draw:custom-shape draw:style-name="gr19" draw:text-style-name="P13" xml:id="id11" draw:id="id11" draw:layer="layout" svg:width="6.033cm" svg:height="1.059cm" draw:transform="rotate (-1.5707963267949) translate (17.299cm 14.335cm)">
          <text:p text:style-name="P12">DatabaseDriver</text:p>
          <draw:enhanced-geometry svg:viewBox="0 0 21600 21600" draw:type="rectangle" draw:enhanced-path="M 0 0 L 21600 0 21600 21600 0 21600 0 0 Z N"/>
        </draw:custom-shape>
        <draw:custom-shape draw:style-name="gr19" draw:text-style-name="P13" xml:id="id8" draw:id="id8" draw:layer="layout" svg:width="6.033cm" svg:height="1.059cm" draw:transform="rotate (-1.5707963267949) translate (10.585cm 14.335cm)">
          <text:p text:style-name="P12">SocketManager</text:p>
          <draw:enhanced-geometry svg:viewBox="0 0 21600 21600" draw:type="rectangle" draw:enhanced-path="M 0 0 L 21600 0 21600 21600 0 21600 0 0 Z N"/>
        </draw:custom-shape>
        <draw:custom-shape draw:style-name="gr19" draw:text-style-name="P13" xml:id="id9" draw:id="id9" draw:layer="layout" svg:width="6.033cm" svg:height="1.059cm" draw:transform="rotate (-1.5707963267949) translate (4.599cm 14.335cm)">
          <text:p text:style-name="P12">ViewFactory</text:p>
          <draw:enhanced-geometry svg:viewBox="0 0 21600 21600" draw:type="rectangle" draw:enhanced-path="M 0 0 L 21600 0 21600 21600 0 21600 0 0 Z N"/>
        </draw:custom-shape>
        <draw:connector draw:style-name="gr20" draw:text-style-name="P14" xml:id="id10" draw:id="id10" draw:layer="layout" svg:x1="10.056cm" svg:y1="14.335cm" svg:x2="10.056cm" svg:y2="14.335cm" draw:start-shape="id8" draw:start-glue-point="3" draw:end-shape="id8" draw:end-glue-point="3" svg:d="M10056 14335z" svg:viewBox="0 0 1 1">
          <text:p/>
        </draw:connector>
        <draw:connector draw:style-name="gr21" draw:text-style-name="P4" draw:layer="layout" draw:type="line" svg:x1="4.07cm" svg:y1="14.335cm" svg:x2="10.055cm" svg:y2="11.477cm" draw:start-shape="id9" draw:start-glue-point="3" draw:end-shape="id7" draw:end-glue-point="2" svg:d="M4070 14335l5985-2858" svg:viewBox="0 0 5986 2859">
          <text:p/>
        </draw:connector>
        <draw:connector draw:style-name="gr21" draw:text-style-name="P4" draw:layer="layout" draw:type="line" svg:x1="10.056cm" svg:y1="14.335cm" svg:x2="10.055cm" svg:y2="11.477cm" draw:start-shape="id10" draw:start-glue-point="0" draw:end-shape="id7" draw:end-glue-point="2" svg:d="M10056 14335l-1-2858" svg:viewBox="0 0 2 2859">
          <text:p/>
        </draw:connector>
        <draw:connector draw:style-name="gr21" draw:text-style-name="P4" draw:layer="layout" draw:type="line" svg:x1="16.77cm" svg:y1="14.335cm" svg:x2="10.055cm" svg:y2="11.477cm" draw:start-shape="id11" draw:start-glue-point="3" draw:end-shape="id7" draw:end-glue-point="2" svg:d="M16770 14335l-6715-2858" svg:viewBox="0 0 6716 28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5:54:59.737613948</meta:creation-date>
    <dc:date>2024-09-15T22:11:15.965200721</dc:date>
    <meta:editing-duration>PT3H22M34S</meta:editing-duration>
    <meta:editing-cycles>4</meta:editing-cycles>
    <meta:generator>LibreOffice/24.2.5.2$Linux_X86_64 LibreOffice_project/420$Build-2</meta:generator>
    <meta:document-statistic meta:object-count="37"/>
  </office:meta>
</office:document-meta>
</file>